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zie,</text:span><text:span text:style-name="T1"><text:line-break/></text:span><text:span text:style-name="T1">przyjdzie jeszcze raz /x4</text:span><text:span text:style-name="T1"><text:line-break/></text:span><text:span text:style-name="T1">Wróci na ziemię,</text:span><text:span text:style-name="T1"><text:line-break/></text:span><text:span text:style-name="T1">pełen chwały.</text:span><text:span text:style-name="T1"><text:line-break/></text:span><text:span text:style-name="T1">Wróci na ziemię</text:span><text:span text:style-name="T1"><text:line-break/></text:span><text:span text:style-name="T1">lew niepokonany:</text:span><text:span text:style-name="T1"><text:line-break/></text:span><text:span text:style-name="T1">Jezu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16:30</meta:creation-date>
    <dc:creator>Rafał Talacha</dc:creator>
    <dc:date>2009-01-27T15:43:43</dc:date>
    <dc:language>pl-PL</dc:language>
    <meta:editing-cycles>3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